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2.676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1.1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os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number-columns-repeated="3" table:default-cell-style-name="Default"/>
        <table:table-row table:style-name="ro1"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56"/>
          <table:table-cell table:formula="of:=[.A2]" office:value-type="string" office:string-value="sequential" calcext:value-type="string">
            <text:p>sequent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0002049" calcext:value-type="float">
            <text:p>4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22.0792" calcext:value-type="float">
            <text:p>622.079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34719" calcext:value-type="float">
            <text:p>1875034719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014148.14" calcext:value-type="float">
            <text:p>3014148.14</text:p>
          </table:table-cell>
          <table:table-cell office:value-type="float" office:value="75321" calcext:value-type="float">
            <text:p>75321</text:p>
          </table:table-cell>
          <table:table-cell office:value-type="float" office:value="40002065" calcext:value-type="float">
            <text:p>40002065</text:p>
          </table:table-cell>
          <table:table-cell office:value-type="float" office:value="10972978" calcext:value-type="float">
            <text:p>10972978</text:p>
          </table:table-cell>
          <table:table-cell office:value-type="float" office:value="409" calcext:value-type="float">
            <text:p>409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35.181" calcext:value-type="float">
            <text:p>135.181</text:p>
          </table:table-cell>
          <table:table-cell office:value-type="float" office:value="125.3511" calcext:value-type="float">
            <text:p>125.35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22.1047" calcext:value-type="float">
            <text:p>622.1047</text:p>
          </table:table-cell>
          <table:table-cell table:number-columns-repeated="4"/>
          <table:table-cell table:formula="of:=[.A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56"/>
          <table:table-cell table:formula="of:=[.A4]" office:value-type="string" office:string-value="conservative" calcext:value-type="string">
            <text:p>conservati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79.9224" calcext:value-type="float">
            <text:p>679.922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30719" calcext:value-type="float">
            <text:p>187503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935" calcext:value-type="float">
            <text:p>11793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757724.78" calcext:value-type="float">
            <text:p>2757724.78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5486758" calcext:value-type="float">
            <text:p>5486758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1.3321" calcext:value-type="float">
            <text:p>71.3321</text:p>
          </table:table-cell>
          <table:table-cell office:value-type="float" office:value="310.1108" calcext:value-type="float">
            <text:p>310.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9939" calcext:value-type="float">
            <text:p>284.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6695" calcext:value-type="float">
            <text:p>165.6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4162" calcext:value-type="float">
            <text:p>186.4162</text:p>
          </table:table-cell>
          <table:table-cell office:value-type="float" office:value="0.1184" calcext:value-type="float">
            <text:p>0.1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9.9502" calcext:value-type="float">
            <text:p>679.9502</text:p>
          </table:table-cell>
          <table:table-cell/>
          <table:table-cell table:formula="of:=[.I$3]/[.I5]" office:value-type="float" office:value="0.914926762230513" calcext:value-type="float">
            <text:p>0.914926762230513</text:p>
          </table:table-cell>
          <table:table-cell table:formula="of:=[.A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10.2155" calcext:value-type="float">
            <text:p>410.215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22719" calcext:value-type="float">
            <text:p>187502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858" calcext:value-type="float">
            <text:p>6085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570862.72" calcext:value-type="float">
            <text:p>4570862.72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2743648" calcext:value-type="float">
            <text:p>2743648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7.4827" calcext:value-type="float">
            <text:p>37.4827</text:p>
          </table:table-cell>
          <table:table-cell office:value-type="float" office:value="150.8288" calcext:value-type="float">
            <text:p>150.8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1461" calcext:value-type="float">
            <text:p>142.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9559" calcext:value-type="float">
            <text:p>153.9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957" calcext:value-type="float">
            <text:p>88.3957</text:p>
          </table:table-cell>
          <table:table-cell office:value-type="float" office:value="0.4231" calcext:value-type="float">
            <text:p>0.4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.2323" calcext:value-type="float">
            <text:p>410.2323</text:p>
          </table:table-cell>
          <table:table-cell/>
          <table:table-cell table:formula="of:=[.I$3]/[.I6]" office:value-type="float" office:value="1.51646927042006" calcext:value-type="float">
            <text:p>1.51646927042006</text:p>
          </table:table-cell>
          <table:table-cell table:formula="of:=[.A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20.8726" calcext:value-type="float">
            <text:p>220.8726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06719" calcext:value-type="float">
            <text:p>187500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412" calcext:value-type="float">
            <text:p>3241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489231.35" calcext:value-type="float">
            <text:p>8489231.35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1372093" calcext:value-type="float">
            <text:p>1372093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0.0777" calcext:value-type="float">
            <text:p>20.0777</text:p>
          </table:table-cell>
          <table:table-cell office:value-type="float" office:value="72.977" calcext:value-type="float">
            <text:p>72.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3414" calcext:value-type="float">
            <text:p>72.3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755" calcext:value-type="float">
            <text:p>89.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355" calcext:value-type="float">
            <text:p>43.2355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.8817" calcext:value-type="float">
            <text:p>220.8817</text:p>
          </table:table-cell>
          <table:table-cell/>
          <table:table-cell table:formula="of:=[.I$3]/[.I7]" office:value-type="float" office:value="2.81646161633448" calcext:value-type="float">
            <text:p>2.81646161633448</text:p>
          </table:table-cell>
          <table:table-cell table:formula="of:=[.A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9.8247" calcext:value-type="float">
            <text:p>109.8247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74719" calcext:value-type="float">
            <text:p>187497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06" calcext:value-type="float">
            <text:p>1790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073013.16" calcext:value-type="float">
            <text:p>17073013.16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686316" calcext:value-type="float">
            <text:p>686316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0.8221" calcext:value-type="float">
            <text:p>10.8221</text:p>
          </table:table-cell>
          <table:table-cell office:value-type="float" office:value="36.0926" calcext:value-type="float">
            <text:p>36.0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434" calcext:value-type="float">
            <text:p>39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901" calcext:value-type="float">
            <text:p>43.5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741" calcext:value-type="float">
            <text:p>20.3741</text:p>
          </table:table-cell>
          <table:table-cell office:value-type="float" office:value="0.4518" calcext:value-type="float">
            <text:p>0.4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8292" calcext:value-type="float">
            <text:p>109.8292</text:p>
          </table:table-cell>
          <table:table-cell/>
          <table:table-cell table:formula="of:=[.I$3]/[.I8]" office:value-type="float" office:value="5.66429227669186" calcext:value-type="float">
            <text:p>5.66429227669186</text:p>
          </table:table-cell>
          <table:table-cell table:formula="of:=[.A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6.9314" calcext:value-type="float">
            <text:p>56.931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2935038.71" calcext:value-type="float">
            <text:p>32935038.7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343427" calcext:value-type="float">
            <text:p>343427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2503" calcext:value-type="float">
            <text:p>6.2503</text:p>
          </table:table-cell>
          <table:table-cell office:value-type="float" office:value="17.5395" calcext:value-type="float">
            <text:p>17.5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264" calcext:value-type="float">
            <text:p>21.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987" calcext:value-type="float">
            <text:p>24.4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504" calcext:value-type="float">
            <text:p>10.1504</text:p>
          </table:table-cell>
          <table:table-cell office:value-type="float" office:value="0.4646" calcext:value-type="float">
            <text:p>0.4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337" calcext:value-type="float">
            <text:p>56.9337</text:p>
          </table:table-cell>
          <table:table-cell/>
          <table:table-cell table:formula="of:=[.I$3]/[.I9]" office:value-type="float" office:value="10.9268207000004" calcext:value-type="float">
            <text:p>10.9268207000004</text:p>
          </table:table-cell>
          <table:table-cell table:formula="of:=[.A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7.9862" calcext:value-type="float">
            <text:p>27.986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6998792.26" calcext:value-type="float">
            <text:p>66998792.26</text:p>
          </table:table-cell>
          <table:table-cell office:value-type="float" office:value="75321" calcext:value-type="float">
            <text:p>75321</text:p>
          </table:table-cell>
          <table:table-cell office:value-type="float" office:value="642065" calcext:value-type="float">
            <text:p>642065</text:p>
          </table:table-cell>
          <table:table-cell office:value-type="float" office:value="175504" calcext:value-type="float">
            <text:p>17550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.5743" calcext:value-type="float">
            <text:p>4.5743</text:p>
          </table:table-cell>
          <table:table-cell office:value-type="float" office:value="7.9182" calcext:value-type="float">
            <text:p>7.9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667" calcext:value-type="float">
            <text:p>10.9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354" calcext:value-type="float">
            <text:p>13.5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29" calcext:value-type="float">
            <text:p>4.5129</text:p>
          </table:table-cell>
          <table:table-cell office:value-type="float" office:value="0.4389" calcext:value-type="float">
            <text:p>0.4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873" calcext:value-type="float">
            <text:p>27.9873</text:p>
          </table:table-cell>
          <table:table-cell/>
          <table:table-cell table:formula="of:=[.I$3]/[.I10]" office:value-type="float" office:value="22.2280695485632" calcext:value-type="float">
            <text:p>22.2280695485632</text:p>
          </table:table-cell>
          <table:table-cell table:formula="of:=[.A1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5.8549" calcext:value-type="float">
            <text:p>15.854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26719" calcext:value-type="float">
            <text:p>187452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8262561.37" calcext:value-type="float">
            <text:p>118262561.37</text:p>
          </table:table-cell>
          <table:table-cell office:value-type="float" office:value="75321" calcext:value-type="float">
            <text:p>75321</text:p>
          </table:table-cell>
          <table:table-cell office:value-type="float" office:value="322065" calcext:value-type="float">
            <text:p>322065</text:p>
          </table:table-cell>
          <table:table-cell office:value-type="float" office:value="88024" calcext:value-type="float">
            <text:p>8802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8077" calcext:value-type="float">
            <text:p>3.8077</text:p>
          </table:table-cell>
          <table:table-cell office:value-type="float" office:value="3.4257" calcext:value-type="float">
            <text:p>3.4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635" calcext:value-type="float">
            <text:p>5.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872" calcext:value-type="float">
            <text:p>8.6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94" calcext:value-type="float">
            <text:p>3.1994</text:p>
          </table:table-cell>
          <table:table-cell office:value-type="float" office:value="0.4252" calcext:value-type="float">
            <text:p>0.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556" calcext:value-type="float">
            <text:p>15.8556</text:p>
          </table:table-cell>
          <table:table-cell/>
          <table:table-cell table:formula="of:=[.I$3]/[.I11]" office:value-type="float" office:value="39.2357693835975" calcext:value-type="float">
            <text:p>39.2357693835975</text:p>
          </table:table-cell>
          <table:table-cell table:formula="of:=[.A11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.5728" calcext:value-type="float">
            <text:p>10.5728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014719" calcext:value-type="float">
            <text:p>187401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7346308.86" calcext:value-type="float">
            <text:p>177346308.86</text:p>
          </table:table-cell>
          <table:table-cell office:value-type="float" office:value="75321" calcext:value-type="float">
            <text:p>75321</text:p>
          </table:table-cell>
          <table:table-cell office:value-type="float" office:value="162065" calcext:value-type="float">
            <text:p>162065</text:p>
          </table:table-cell>
          <table:table-cell office:value-type="float" office:value="44284" calcext:value-type="float">
            <text:p>44284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.4312" calcext:value-type="float">
            <text:p>4.4312</text:p>
          </table:table-cell>
          <table:table-cell office:value-type="float" office:value="1.5151" calcext:value-type="float">
            <text:p>1.5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48" calcext:value-type="float">
            <text:p>2.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94" calcext:value-type="float">
            <text:p>6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43" calcext:value-type="float">
            <text:p>2.9143</text:p>
          </table:table-cell>
          <table:table-cell office:value-type="float" office:value="0.4143" calcext:value-type="float">
            <text:p>0.4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2" calcext:value-type="float">
            <text:p>10.5732</text:p>
          </table:table-cell>
          <table:table-cell/>
          <table:table-cell table:formula="of:=[.I$3]/[.I12]" office:value-type="float" office:value="58.8376967312349" calcext:value-type="float">
            <text:p>58.8376967312349</text:p>
          </table:table-cell>
          <table:table-cell table:formula="of:=[.A1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.8999" calcext:value-type="float">
            <text:p>10.899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990719" calcext:value-type="float">
            <text:p>187299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2023021.34" calcext:value-type="float">
            <text:p>172023021.34</text:p>
          </table:table-cell>
          <table:table-cell office:value-type="float" office:value="75321" calcext:value-type="float">
            <text:p>75321</text:p>
          </table:table-cell>
          <table:table-cell office:value-type="float" office:value="82065" calcext:value-type="float">
            <text:p>82065</text:p>
          </table:table-cell>
          <table:table-cell office:value-type="float" office:value="22414" calcext:value-type="float">
            <text:p>22414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.7981" calcext:value-type="float">
            <text:p>7.7981</text:p>
          </table:table-cell>
          <table:table-cell office:value-type="float" office:value="0.6507" calcext:value-type="float">
            <text:p>0.6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288" calcext:value-type="float">
            <text:p>1.5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258" calcext:value-type="float">
            <text:p>8.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32" calcext:value-type="float">
            <text:p>3.9232</text:p>
          </table:table-cell>
          <table:table-cell office:value-type="float" office:value="0.3839" calcext:value-type="float">
            <text:p>0.3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9004" calcext:value-type="float">
            <text:p>10.9004</text:p>
          </table:table-cell>
          <table:table-cell/>
          <table:table-cell table:formula="of:=[.I$3]/[.I13]" office:value-type="float" office:value="57.0720098349526" calcext:value-type="float">
            <text:p>57.0720098349526</text:p>
          </table:table-cell>
          <table:table-cell table:formula="of:=[.A13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2049" calcext:value-type="float">
            <text:p>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4.1674" calcext:value-type="float">
            <text:p>14.167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942719" calcext:value-type="float">
            <text:p>187094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2349187.62" calcext:value-type="float">
            <text:p>132349187.62</text:p>
          </table:table-cell>
          <table:table-cell office:value-type="float" office:value="75321" calcext:value-type="float">
            <text:p>75321</text:p>
          </table:table-cell>
          <table:table-cell office:value-type="float" office:value="42065" calcext:value-type="float">
            <text:p>42065</text:p>
          </table:table-cell>
          <table:table-cell office:value-type="float" office:value="11479" calcext:value-type="float">
            <text:p>11479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5.3645" calcext:value-type="float">
            <text:p>5.3645</text:p>
          </table:table-cell>
          <table:table-cell office:value-type="float" office:value="0.376" calcext:value-type="float">
            <text:p>0.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39" calcext:value-type="float">
            <text:p>1.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062" calcext:value-type="float">
            <text:p>11.1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433" calcext:value-type="float">
            <text:p>7.2433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68" calcext:value-type="float">
            <text:p>14.168</text:p>
          </table:table-cell>
          <table:table-cell/>
          <table:table-cell table:formula="of:=[.I$3]/[.I14]" office:value-type="float" office:value="43.9091999943532" calcext:value-type="float">
            <text:p>43.9091999943532</text:p>
          </table:table-cell>
          <table:table-cell table:formula="of:=[.A14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table:number-columns-repeated="56"/>
          <table:table-cell table:formula="of:=[.A15]" office:value-type="string" office:string-value="optimistic" calcext:value-type="string">
            <text:p>optimist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0002049" calcext:value-type="float">
            <text:p>2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70.5241" calcext:value-type="float">
            <text:p>870.524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30719" calcext:value-type="float">
            <text:p>187503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712" calcext:value-type="float">
            <text:p>78871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858" calcext:value-type="float">
            <text:p>235858</text:p>
          </table:table-cell>
          <table:table-cell office:value-type="float" office:value="117929" calcext:value-type="float">
            <text:p>11792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153919.4" calcext:value-type="float">
            <text:p>2153919.4</text:p>
          </table:table-cell>
          <table:table-cell office:value-type="float" office:value="75321" calcext:value-type="float">
            <text:p>75321</text:p>
          </table:table-cell>
          <table:table-cell office:value-type="float" office:value="20002065" calcext:value-type="float">
            <text:p>20002065</text:p>
          </table:table-cell>
          <table:table-cell office:value-type="float" office:value="5561036" calcext:value-type="float">
            <text:p>5561036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788712" calcext:value-type="float">
            <text:p>78871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1.4881" calcext:value-type="float">
            <text:p>71.4881</text:p>
          </table:table-cell>
          <table:table-cell office:value-type="float" office:value="355.3997" calcext:value-type="float">
            <text:p>355.3997</text:p>
          </table:table-cell>
          <table:table-cell office:value-type="float" office:value="0.1674" calcext:value-type="float">
            <text:p>0.1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.4478" calcext:value-type="float">
            <text:p>293.4478</text:p>
          </table:table-cell>
          <table:table-cell office:value-type="float" office:value="1.616" calcext:value-type="float">
            <text:p>1.616</text:p>
          </table:table-cell>
          <table:table-cell office:value-type="float" office:value="0" calcext:value-type="float">
            <text:p>0</text:p>
          </table:table-cell>
          <table:table-cell office:value-type="float" office:value="190.2232" calcext:value-type="float">
            <text:p>190.2232</text:p>
          </table:table-cell>
          <table:table-cell office:value-type="float" office:value="143.2409" calcext:value-type="float">
            <text:p>143.2409</text:p>
          </table:table-cell>
          <table:table-cell office:value-type="float" office:value="0" calcext:value-type="float">
            <text:p>0</text:p>
          </table:table-cell>
          <table:table-cell office:value-type="float" office:value="214.8811" calcext:value-type="float">
            <text:p>214.8811</text:p>
          </table:table-cell>
          <table:table-cell office:value-type="float" office:value="0.1296" calcext:value-type="float">
            <text:p>0.1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.5586" calcext:value-type="float">
            <text:p>870.5586</text:p>
          </table:table-cell>
          <table:table-cell/>
          <table:table-cell table:formula="of:=[.I$3]/[.I16]" office:value-type="float" office:value="0.714603076468532" calcext:value-type="float">
            <text:p>0.714603076468532</text:p>
          </table:table-cell>
          <table:table-cell table:formula="of:=[.A1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002049" calcext:value-type="float">
            <text:p>10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510.1545" calcext:value-type="float">
            <text:p>510.154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22719" calcext:value-type="float">
            <text:p>187502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792" calcext:value-type="float">
            <text:p>2495792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412" calcext:value-type="float">
            <text:p>243412</text:p>
          </table:table-cell>
          <table:table-cell office:value-type="float" office:value="60853" calcext:value-type="float">
            <text:p>60853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675432.9" calcext:value-type="float">
            <text:p>3675432.9</text:p>
          </table:table-cell>
          <table:table-cell office:value-type="float" office:value="75321" calcext:value-type="float">
            <text:p>75321</text:p>
          </table:table-cell>
          <table:table-cell office:value-type="float" office:value="10002065" calcext:value-type="float">
            <text:p>10002065</text:p>
          </table:table-cell>
          <table:table-cell office:value-type="float" office:value="2817926" calcext:value-type="float">
            <text:p>2817926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2495792" calcext:value-type="float">
            <text:p>249579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7.7988" calcext:value-type="float">
            <text:p>37.7988</text:p>
          </table:table-cell>
          <table:table-cell office:value-type="float" office:value="169.3402" calcext:value-type="float">
            <text:p>169.3402</text:p>
          </table:table-cell>
          <table:table-cell office:value-type="float" office:value="0.3142" calcext:value-type="float">
            <text:p>0.3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9359" calcext:value-type="float">
            <text:p>145.9359</text:p>
          </table:table-cell>
          <table:table-cell office:value-type="float" office:value="0.8051" calcext:value-type="float">
            <text:p>0.8051</text:p>
          </table:table-cell>
          <table:table-cell office:value-type="float" office:value="0" calcext:value-type="float">
            <text:p>0</text:p>
          </table:table-cell>
          <table:table-cell office:value-type="float" office:value="176.1031" calcext:value-type="float">
            <text:p>176.1031</text:p>
          </table:table-cell>
          <table:table-cell office:value-type="float" office:value="69.5467" calcext:value-type="float">
            <text:p>69.5467</text:p>
          </table:table-cell>
          <table:table-cell office:value-type="float" office:value="0" calcext:value-type="float">
            <text:p>0</text:p>
          </table:table-cell>
          <table:table-cell office:value-type="float" office:value="100.4604" calcext:value-type="float">
            <text:p>100.4604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.1747" calcext:value-type="float">
            <text:p>510.1747</text:p>
          </table:table-cell>
          <table:table-cell/>
          <table:table-cell table:formula="of:=[.I$3]/[.I17]" office:value-type="float" office:value="1.21939373268294" calcext:value-type="float">
            <text:p>1.21939373268294</text:p>
          </table:table-cell>
          <table:table-cell table:formula="of:=[.A1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002049" calcext:value-type="float">
            <text:p>50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71.7225" calcext:value-type="float">
            <text:p>271.722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006719" calcext:value-type="float">
            <text:p>187500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1266" calcext:value-type="float">
            <text:p>568126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232" calcext:value-type="float">
            <text:p>259232</text:p>
          </table:table-cell>
          <table:table-cell office:value-type="float" office:value="32404" calcext:value-type="float">
            <text:p>32404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900563.58" calcext:value-type="float">
            <text:p>6900563.58</text:p>
          </table:table-cell>
          <table:table-cell office:value-type="float" office:value="75321" calcext:value-type="float">
            <text:p>75321</text:p>
          </table:table-cell>
          <table:table-cell office:value-type="float" office:value="5002065" calcext:value-type="float">
            <text:p>5002065</text:p>
          </table:table-cell>
          <table:table-cell office:value-type="float" office:value="1446371" calcext:value-type="float">
            <text:p>1446371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5681266" calcext:value-type="float">
            <text:p>56812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20.4984" calcext:value-type="float">
            <text:p>20.4984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0.3253" calcext:value-type="float">
            <text:p>0.3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243" calcext:value-type="float">
            <text:p>74.4243</text:p>
          </table:table-cell>
          <table:table-cell office:value-type="float" office:value="0.4063" calcext:value-type="float">
            <text:p>0.4063</text:p>
          </table:table-cell>
          <table:table-cell office:value-type="float" office:value="0" calcext:value-type="float">
            <text:p>0</text:p>
          </table:table-cell>
          <table:table-cell office:value-type="float" office:value="104.1696" calcext:value-type="float">
            <text:p>104.1696</text:p>
          </table:table-cell>
          <table:table-cell office:value-type="float" office:value="35.8412" calcext:value-type="float">
            <text:p>35.8412</text:p>
          </table:table-cell>
          <table:table-cell office:value-type="float" office:value="0" calcext:value-type="float">
            <text:p>0</text:p>
          </table:table-cell>
          <table:table-cell office:value-type="float" office:value="47.5525" calcext:value-type="float">
            <text:p>47.5525</text:p>
          </table:table-cell>
          <table:table-cell office:value-type="float" office:value="0.454" calcext:value-type="float">
            <text:p>0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.7333" calcext:value-type="float">
            <text:p>271.7333</text:p>
          </table:table-cell>
          <table:table-cell/>
          <table:table-cell table:formula="of:=[.I$3]/[.I18]" office:value-type="float" office:value="2.28939156676389" calcext:value-type="float">
            <text:p>2.28939156676389</text:p>
          </table:table-cell>
          <table:table-cell table:formula="of:=[.A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02049" calcext:value-type="float">
            <text:p>250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36.2244" calcext:value-type="float">
            <text:p>136.2244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74719" calcext:value-type="float">
            <text:p>187497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8198" calcext:value-type="float">
            <text:p>12008198</text:p>
          </table:table-cell>
          <table:table-cell office:value-type="float" office:value="0.64" calcext:value-type="float">
            <text:p>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416" calcext:value-type="float">
            <text:p>286416</text:p>
          </table:table-cell>
          <table:table-cell office:value-type="float" office:value="17901" calcext:value-type="float">
            <text:p>179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3764343.1" calcext:value-type="float">
            <text:p>13764343.1</text:p>
          </table:table-cell>
          <table:table-cell office:value-type="float" office:value="75321" calcext:value-type="float">
            <text:p>75321</text:p>
          </table:table-cell>
          <table:table-cell office:value-type="float" office:value="2502065" calcext:value-type="float">
            <text:p>2502065</text:p>
          </table:table-cell>
          <table:table-cell office:value-type="float" office:value="760594" calcext:value-type="float">
            <text:p>760594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12008198" calcext:value-type="float">
            <text:p>12008198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1.6128" calcext:value-type="float">
            <text:p>11.6128</text:p>
          </table:table-cell>
          <table:table-cell office:value-type="float" office:value="39.3168" calcext:value-type="float">
            <text:p>39.3168</text:p>
          </table:table-cell>
          <table:table-cell office:value-type="float" office:value="0.3295" calcext:value-type="float">
            <text:p>0.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071" calcext:value-type="float">
            <text:p>40.2071</text:p>
          </table:table-cell>
          <table:table-cell office:value-type="float" office:value="0.2139" calcext:value-type="float">
            <text:p>0.2139</text:p>
          </table:table-cell>
          <table:table-cell office:value-type="float" office:value="0" calcext:value-type="float">
            <text:p>0</text:p>
          </table:table-cell>
          <table:table-cell office:value-type="float" office:value="52.1975" calcext:value-type="float">
            <text:p>52.1975</text:p>
          </table:table-cell>
          <table:table-cell office:value-type="float" office:value="18.3206" calcext:value-type="float">
            <text:p>18.3206</text:p>
          </table:table-cell>
          <table:table-cell office:value-type="float" office:value="0" calcext:value-type="float">
            <text:p>0</text:p>
          </table:table-cell>
          <table:table-cell office:value-type="float" office:value="22.4901" calcext:value-type="float">
            <text:p>22.4901</text:p>
          </table:table-cell>
          <table:table-cell office:value-type="float" office:value="0.4428" calcext:value-type="float">
            <text:p>0.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2297" calcext:value-type="float">
            <text:p>136.2297</text:p>
          </table:table-cell>
          <table:table-cell/>
          <table:table-cell table:formula="of:=[.I$3]/[.I19]" office:value-type="float" office:value="4.56657691279976" calcext:value-type="float">
            <text:p>4.56657691279976</text:p>
          </table:table-cell>
          <table:table-cell table:formula="of:=[.A19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0.5571" calcext:value-type="float">
            <text:p>70.5571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910719" calcext:value-type="float">
            <text:p>187491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232" calcext:value-type="float">
            <text:p>335232</text:p>
          </table:table-cell>
          <table:table-cell office:value-type="float" office:value="10476" calcext:value-type="float">
            <text:p>1047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26574752.13" calcext:value-type="float">
            <text:p>26574752.1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417705" calcext:value-type="float">
            <text:p>417705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6.981" calcext:value-type="float">
            <text:p>6.981</text:p>
          </table:table-cell>
          <table:table-cell office:value-type="float" office:value="19.0586" calcext:value-type="float">
            <text:p>19.0586</text:p>
          </table:table-cell>
          <table:table-cell office:value-type="float" office:value="0.3279" calcext:value-type="float">
            <text:p>0.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154" calcext:value-type="float">
            <text:p>21.6154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30.2242" calcext:value-type="float">
            <text:p>30.2242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0" calcext:value-type="float">
            <text:p>0</text:p>
          </table:table-cell>
          <table:table-cell office:value-type="float" office:value="10.6658" calcext:value-type="float">
            <text:p>10.6658</text:p>
          </table:table-cell>
          <table:table-cell office:value-type="float" office:value="0.4505" calcext:value-type="float">
            <text:p>0.4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599" calcext:value-type="float">
            <text:p>70.5599</text:p>
          </table:table-cell>
          <table:table-cell/>
          <table:table-cell table:formula="of:=[.I$3]/[.I20]" office:value-type="float" office:value="8.81667755619208" calcext:value-type="float">
            <text:p>8.81667755619208</text:p>
          </table:table-cell>
          <table:table-cell table:formula="of:=[.A2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.7665" calcext:value-type="float">
            <text:p>34.766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782719" calcext:value-type="float">
            <text:p>187478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87866" calcext:value-type="float">
            <text:p>48687866</text:p>
          </table:table-cell>
          <table:table-cell office:value-type="float" office:value="2.6" calcext:value-type="float">
            <text:p>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880" calcext:value-type="float">
            <text:p>450880</text:p>
          </table:table-cell>
          <table:table-cell office:value-type="float" office:value="7045" calcext:value-type="float">
            <text:p>704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53932391.78" calcext:value-type="float">
            <text:p>53932391.78</text:p>
          </table:table-cell>
          <table:table-cell office:value-type="float" office:value="75321" calcext:value-type="float">
            <text:p>75321</text:p>
          </table:table-cell>
          <table:table-cell office:value-type="float" office:value="165905" calcext:value-type="float">
            <text:p>165905</text:p>
          </table:table-cell>
          <table:table-cell office:value-type="float" office:value="78136" calcext:value-type="float">
            <text:p>7813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8687866" calcext:value-type="float">
            <text:p>48687866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.582" calcext:value-type="float">
            <text:p>4.582</text:p>
          </table:table-cell>
          <table:table-cell office:value-type="float" office:value="8.1721" calcext:value-type="float">
            <text:p>8.1721</text:p>
          </table:table-cell>
          <table:table-cell office:value-type="float" office:value="0.3564" calcext:value-type="float">
            <text:p>0.3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517" calcext:value-type="float">
            <text:p>11.3517</text:p>
          </table:table-cell>
          <table:table-cell office:value-type="float" office:value="0.0584" calcext:value-type="float">
            <text:p>0.0584</text:p>
          </table:table-cell>
          <table:table-cell office:value-type="float" office:value="0" calcext:value-type="float">
            <text:p>0</text:p>
          </table:table-cell>
          <table:table-cell office:value-type="float" office:value="17.3446" calcext:value-type="float">
            <text:p>17.3446</text:p>
          </table:table-cell>
          <table:table-cell office:value-type="float" office:value="3.9143" calcext:value-type="float">
            <text:p>3.9143</text:p>
          </table:table-cell>
          <table:table-cell office:value-type="float" office:value="0" calcext:value-type="float">
            <text:p>0</text:p>
          </table:table-cell>
          <table:table-cell office:value-type="float" office:value="4.9915" calcext:value-type="float">
            <text:p>4.9915</text:p>
          </table:table-cell>
          <table:table-cell office:value-type="float" office:value="0.4635" calcext:value-type="float">
            <text:p>0.4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679" calcext:value-type="float">
            <text:p>34.7679</text:p>
          </table:table-cell>
          <table:table-cell/>
          <table:table-cell table:formula="of:=[.I$3]/[.I21]" office:value-type="float" office:value="17.8930637251377" calcext:value-type="float">
            <text:p>17.8930637251377</text:p>
          </table:table-cell>
          <table:table-cell table:formula="of:=[.A2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3969" calcext:value-type="float">
            <text:p>8396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.9245" calcext:value-type="float">
            <text:p>17.9245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526719" calcext:value-type="float">
            <text:p>1874526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35094" calcext:value-type="float">
            <text:p>97335094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400" calcext:value-type="float">
            <text:p>662400</text:p>
          </table:table-cell>
          <table:table-cell office:value-type="float" office:value="5175" calcext:value-type="float">
            <text:p>517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607535.92" calcext:value-type="float">
            <text:p>104607535.92</text:p>
          </table:table-cell>
          <table:table-cell office:value-type="float" office:value="75321" calcext:value-type="float">
            <text:p>75321</text:p>
          </table:table-cell>
          <table:table-cell office:value-type="float" office:value="83985" calcext:value-type="float">
            <text:p>83985</text:p>
          </table:table-cell>
          <table:table-cell office:value-type="float" office:value="46456" calcext:value-type="float">
            <text:p>46456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97335094" calcext:value-type="float">
            <text:p>9733509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3.816" calcext:value-type="float">
            <text:p>3.816</text:p>
          </table:table-cell>
          <table:table-cell office:value-type="float" office:value="3.38" calcext:value-type="float">
            <text:p>3.38</text:p>
          </table:table-cell>
          <table:table-cell office:value-type="float" office:value="0.3158" calcext:value-type="float">
            <text:p>0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326" calcext:value-type="float">
            <text:p>5.8326</text:p>
          </table:table-cell>
          <table:table-cell office:value-type="float" office:value="0.0291" calcext:value-type="float">
            <text:p>0.0291</text:p>
          </table:table-cell>
          <table:table-cell office:value-type="float" office:value="0" calcext:value-type="float">
            <text:p>0</text:p>
          </table:table-cell>
          <table:table-cell office:value-type="float" office:value="10.5346" calcext:value-type="float">
            <text:p>10.5346</text:p>
          </table:table-cell>
          <table:table-cell office:value-type="float" office:value="1.3421" calcext:value-type="float">
            <text:p>1.3421</text:p>
          </table:table-cell>
          <table:table-cell office:value-type="float" office:value="0" calcext:value-type="float">
            <text:p>0</text:p>
          </table:table-cell>
          <table:table-cell office:value-type="float" office:value="2.7349" calcext:value-type="float">
            <text:p>2.7349</text:p>
          </table:table-cell>
          <table:table-cell office:value-type="float" office:value="0.4503" calcext:value-type="float">
            <text:p>0.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253" calcext:value-type="float">
            <text:p>17.9253</text:p>
          </table:table-cell>
          <table:table-cell/>
          <table:table-cell table:formula="of:=[.I$3]/[.I22]" office:value-type="float" office:value="34.7055259560936" calcext:value-type="float">
            <text:p>34.7055259560936</text:p>
          </table:table-cell>
          <table:table-cell table:formula="of:=[.A22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43009" calcext:value-type="float">
            <text:p>430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.7452" calcext:value-type="float">
            <text:p>10.745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4014719" calcext:value-type="float">
            <text:p>1874014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618760" calcext:value-type="float">
            <text:p>194618760</text:p>
          </table:table-cell>
          <table:table-cell office:value-type="float" office:value="10.38" calcext:value-type="float">
            <text:p>10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9568" calcext:value-type="float">
            <text:p>1069568</text:p>
          </table:table-cell>
          <table:table-cell office:value-type="float" office:value="4178" calcext:value-type="float">
            <text:p>417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4499343.24" calcext:value-type="float">
            <text:p>174499343.24</text:p>
          </table:table-cell>
          <table:table-cell office:value-type="float" office:value="75321" calcext:value-type="float">
            <text:p>75321</text:p>
          </table:table-cell>
          <table:table-cell office:value-type="float" office:value="43025" calcext:value-type="float">
            <text:p>43025</text:p>
          </table:table-cell>
          <table:table-cell office:value-type="float" office:value="30616" calcext:value-type="float">
            <text:p>30616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94618760" calcext:value-type="float">
            <text:p>19461876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4.4189" calcext:value-type="float">
            <text:p>4.4189</text:p>
          </table:table-cell>
          <table:table-cell office:value-type="float" office:value="1.4588" calcext:value-type="float">
            <text:p>1.4588</text:p>
          </table:table-cell>
          <table:table-cell office:value-type="float" office:value="0.2668" calcext:value-type="float">
            <text:p>0.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9" calcext:value-type="float">
            <text:p>3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7.753" calcext:value-type="float">
            <text:p>7.753</text:p>
          </table:table-cell>
          <table:table-cell office:value-type="float" office:value="0.5173" calcext:value-type="float">
            <text:p>0.5173</text:p>
          </table:table-cell>
          <table:table-cell office:value-type="float" office:value="0" calcext:value-type="float">
            <text:p>0</text:p>
          </table:table-cell>
          <table:table-cell office:value-type="float" office:value="2.1798" calcext:value-type="float">
            <text:p>2.1798</text:p>
          </table:table-cell>
          <table:table-cell office:value-type="float" office:value="0.4574" calcext:value-type="float">
            <text:p>0.4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457" calcext:value-type="float">
            <text:p>10.7457</text:p>
          </table:table-cell>
          <table:table-cell/>
          <table:table-cell table:formula="of:=[.I$3]/[.I23]" office:value-type="float" office:value="57.8936827606745" calcext:value-type="float">
            <text:p>57.8936827606745</text:p>
          </table:table-cell>
          <table:table-cell table:formula="of:=[.A23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2529" calcext:value-type="float">
            <text:p>225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9.6099" calcext:value-type="float">
            <text:p>9.6099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990719" calcext:value-type="float">
            <text:p>1872990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134244" calcext:value-type="float">
            <text:p>390134244</text:p>
          </table:table-cell>
          <table:table-cell office:value-type="float" office:value="20.81" calcext:value-type="float">
            <text:p>2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9024" calcext:value-type="float">
            <text:p>2049024</text:p>
          </table:table-cell>
          <table:table-cell office:value-type="float" office:value="4002" calcext:value-type="float">
            <text:p>4002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95114345.99" calcext:value-type="float">
            <text:p>195114345.99</text:p>
          </table:table-cell>
          <table:table-cell office:value-type="float" office:value="75321" calcext:value-type="float">
            <text:p>75321</text:p>
          </table:table-cell>
          <table:table-cell office:value-type="float" office:value="22545" calcext:value-type="float">
            <text:p>22545</text:p>
          </table:table-cell>
          <table:table-cell office:value-type="float" office:value="22696" calcext:value-type="float">
            <text:p>22696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390134244" calcext:value-type="float">
            <text:p>390134244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7.8178" calcext:value-type="float">
            <text:p>7.8178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02" calcext:value-type="float">
            <text:p>1.6602</text:p>
          </table:table-cell>
          <table:table-cell office:value-type="float" office:value="0.0082" calcext:value-type="float">
            <text:p>0.0082</text:p>
          </table:table-cell>
          <table:table-cell office:value-type="float" office:value="0" calcext:value-type="float">
            <text:p>0</text:p>
          </table:table-cell>
          <table:table-cell office:value-type="float" office:value="8.3144" calcext:value-type="float">
            <text:p>8.3144</text:p>
          </table:table-cell>
          <table:table-cell office:value-type="float" office:value="0.2863" calcext:value-type="float">
            <text:p>0.2863</text:p>
          </table:table-cell>
          <table:table-cell office:value-type="float" office:value="0" calcext:value-type="float">
            <text:p>0</text:p>
          </table:table-cell>
          <table:table-cell office:value-type="float" office:value="2.8161" calcext:value-type="float">
            <text:p>2.8161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04" calcext:value-type="float">
            <text:p>9.6104</text:p>
          </table:table-cell>
          <table:table-cell/>
          <table:table-cell table:formula="of:=[.I$3]/[.I24]" office:value-type="float" office:value="64.7331605948033" calcext:value-type="float">
            <text:p>64.7331605948033</text:p>
          </table:table-cell>
          <table:table-cell table:formula="of:=[.A24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289" calcext:value-type="float">
            <text:p>122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.8172" calcext:value-type="float">
            <text:p>10.8172</text:p>
          </table:table-cell>
          <table:table-cell office:value-type="float" office:value="1875038719" calcext:value-type="float">
            <text:p>187503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0942719" calcext:value-type="float">
            <text:p>18709427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677502" calcext:value-type="float">
            <text:p>780677502</text:p>
          </table:table-cell>
          <table:table-cell office:value-type="float" office:value="41.64" calcext:value-type="float">
            <text:p>41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7024" calcext:value-type="float">
            <text:p>4097024</text:p>
          </table:table-cell>
          <table:table-cell office:value-type="float" office:value="4001" calcext:value-type="float">
            <text:p>400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3339423.57" calcext:value-type="float">
            <text:p>173339423.57</text:p>
          </table:table-cell>
          <table:table-cell office:value-type="float" office:value="75321" calcext:value-type="float">
            <text:p>75321</text:p>
          </table:table-cell>
          <table:table-cell office:value-type="float" office:value="12305" calcext:value-type="float">
            <text:p>12305</text:p>
          </table:table-cell>
          <table:table-cell office:value-type="float" office:value="18736" calcext:value-type="float">
            <text:p>187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80677502" calcext:value-type="float">
            <text:p>780677502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272" calcext:value-type="float">
            <text:p>272</text:p>
          </table:table-cell>
          <table:table-cell office:value-type="float" office:value="152" calcext:value-type="float">
            <text:p>152</text:p>
          </table:table-cell>
          <table:table-cell office:value-type="float" office:value="240" calcext:value-type="float">
            <text:p>240</text:p>
          </table:table-cell>
          <table:table-cell office:value-type="float" office:value="1.6357" calcext:value-type="float">
            <text:p>1.6357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495" calcext:value-type="float">
            <text:p>0.3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37" calcext:value-type="float">
            <text:p>1.143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" calcext:value-type="float">
            <text:p>0</text:p>
          </table:table-cell>
          <table:table-cell office:value-type="float" office:value="10.031" calcext:value-type="float">
            <text:p>10.031</text:p>
          </table:table-cell>
          <table:table-cell office:value-type="float" office:value="0.2648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4.859" calcext:value-type="float">
            <text:p>4.859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177" calcext:value-type="float">
            <text:p>10.8177</text:p>
          </table:table-cell>
          <table:table-cell/>
          <table:table-cell table:formula="of:=[.I$3]/[.I25]" office:value-type="float" office:value="57.508338571904" calcext:value-type="float">
            <text:p>57.508338571904</text:p>
          </table:table-cell>
          <table:table-cell table:formula="of:=[.A25]" office:value-type="float" office:value="1024" calcext:value-type="float">
            <text:p>1024</text:p>
          </table:table-cell>
        </table:table-row>
      </table:table>
      <table:table table:name="speedup" table:style-name="ta1">
        <table:table-column table:style-name="co38" table:default-cell-style-name="Default"/>
        <table:table-column table:style-name="co37" table:number-columns-repeated="2" table:default-cell-style-name="ce3"/>
        <table:table-row table:style-name="ro1"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conservative</text:p>
          </table:table-cell>
          <table:table-cell table:style-name="ce1" office:value-type="string" calcext:value-type="string">
            <text:p>optimist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ross.BE5]" office:value-type="float" office:value="0.914926762230513" calcext:value-type="float">
            <text:p>0.91</text:p>
          </table:table-cell>
          <table:table-cell table:formula="of:=[$ross.BE16]" office:value-type="float" office:value="0.714603076468532" calcext:value-type="float">
            <text:p>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ross.BE6]" office:value-type="float" office:value="1.51646927042006" calcext:value-type="float">
            <text:p>1.52</text:p>
          </table:table-cell>
          <table:table-cell table:formula="of:=[$ross.BE17]" office:value-type="float" office:value="1.21939373268294" calcext:value-type="float">
            <text:p>1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ross.BE7]" office:value-type="float" office:value="2.81646161633448" calcext:value-type="float">
            <text:p>2.82</text:p>
          </table:table-cell>
          <table:table-cell table:formula="of:=[$ross.BE18]" office:value-type="float" office:value="2.28939156676389" calcext:value-type="float">
            <text:p>2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ross.BE8]" office:value-type="float" office:value="5.66429227669186" calcext:value-type="float">
            <text:p>5.66</text:p>
          </table:table-cell>
          <table:table-cell table:formula="of:=[$ross.BE19]" office:value-type="float" office:value="4.56657691279976" calcext:value-type="float">
            <text:p>4.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ross.BE9]" office:value-type="float" office:value="10.9268207000004" calcext:value-type="float">
            <text:p>10.93</text:p>
          </table:table-cell>
          <table:table-cell table:formula="of:=[$ross.BE20]" office:value-type="float" office:value="8.81667755619208" calcext:value-type="float">
            <text:p>8.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ross.BE10]" office:value-type="float" office:value="22.2280695485632" calcext:value-type="float">
            <text:p>22.23</text:p>
          </table:table-cell>
          <table:table-cell table:formula="of:=[$ross.BE21]" office:value-type="float" office:value="17.8930637251377" calcext:value-type="float">
            <text:p>17.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ross.BE11]" office:value-type="float" office:value="39.2357693835975" calcext:value-type="float">
            <text:p>39.24</text:p>
          </table:table-cell>
          <table:table-cell table:formula="of:=[$ross.BE22]" office:value-type="float" office:value="34.7055259560936" calcext:value-type="float">
            <text:p>34.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ross.BE12]" office:value-type="float" office:value="58.8376967312349" calcext:value-type="float">
            <text:p>58.84</text:p>
          </table:table-cell>
          <table:table-cell table:formula="of:=[$ross.BE23]" office:value-type="float" office:value="57.8936827606745" calcext:value-type="float">
            <text:p>57.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ross.BE13]" office:value-type="float" office:value="57.0720098349526" calcext:value-type="float">
            <text:p>57.07</text:p>
          </table:table-cell>
          <table:table-cell table:formula="of:=[$ross.BE24]" office:value-type="float" office:value="64.7331605948033" calcext:value-type="float">
            <text:p>64.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ross.BE14]" office:value-type="float" office:value="43.9091999943532" calcext:value-type="float">
            <text:p>43.91</text:p>
          </table:table-cell>
          <table:table-cell table:formula="of:=[$ross.BE25]" office:value-type="float" office:value="57.508338571904" calcext:value-type="float">
            <text:p>57.51</text:p>
          </table:table-cell>
        </table:table-row>
      </table:table>
      <table:named-expressions/>
      <table:database-ranges>
        <table:database-range table:name="__Anonymous_Sheet_DB__0" table:target-range-address="ross.A1:ross.BC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9T12:20:29.298155249</dc:date>
    <dc:creator>Elkin Cruz</dc:creator>
    <meta:editing-duration>PT1H48M58S</meta:editing-duration>
    <meta:editing-cycles>8</meta:editing-cycles>
    <meta:generator>LibreOffice/7.4.0.3$Linux_X86_64 LibreOffice_project/40$Build-3</meta:generator>
    <meta:document-statistic meta:table-count="2" meta:cell-count="1290" meta:object-count="0"/>
  </office:meta>
</office:document-meta>
</file>